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9894295134913" calcext:value-type="float">
            <text:p>1.989429513491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formula="of:=[.$B2]" office:value-type="float" office:value="1.9894295134913" calcext:value-type="float">
            <text:p>1.98942951349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33994925726617" calcext:value-type="float">
            <text:p>0.533994925726617</text:p>
          </table:table-cell>
          <table:table-cell office:value-type="float" office:value="0.0369157394248658" calcext:value-type="float">
            <text:p>0.0369157394248658</text:p>
          </table:table-cell>
          <table:table-cell office:value-type="float" office:value="0.0272398414478656" calcext:value-type="float">
            <text:p>0.0272398414478656</text:p>
          </table:table-cell>
          <table:table-cell office:value-type="float" office:value="0.0197852362152275" calcext:value-type="float">
            <text:p>0.0197852362152275</text:p>
          </table:table-cell>
          <table:table-cell office:value-type="float" office:value="0.0164676534502622" calcext:value-type="float">
            <text:p>0.0164676534502622</text:p>
          </table:table-cell>
          <table:table-cell office:value-type="float" office:value="0.015857124570847" calcext:value-type="float">
            <text:p>0.015857124570847</text:p>
          </table:table-cell>
        </table:table-row>
        <table:table-row table:style-name="ro1">
          <table:table-cell/>
          <table:table-cell office:value-type="float" office:value="0.953651812843275" calcext:value-type="float">
            <text:p>0.953651812843275</text:p>
          </table:table-cell>
          <table:table-cell office:value-type="float" office:value="1" calcext:value-type="float">
            <text:p>1</text:p>
          </table:table-cell>
          <table:table-cell table:formula="of:=[.D2]+61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[.$B3]" office:value-type="float" office:value="0.953651812843275" calcext:value-type="float">
            <text:p>0.953651812843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9157394248658" calcext:value-type="float">
            <text:p>0.0369157394248658</text:p>
          </table:table-cell>
          <table:table-cell office:value-type="float" office:value="0.11338016325484" calcext:value-type="float">
            <text:p>0.11338016325484</text:p>
          </table:table-cell>
          <table:table-cell office:value-type="float" office:value="0.0300955577283812" calcext:value-type="float">
            <text:p>0.0300955577283812</text:p>
          </table:table-cell>
          <table:table-cell office:value-type="float" office:value="0.0189583385545442" calcext:value-type="float">
            <text:p>0.0189583385545442</text:p>
          </table:table-cell>
          <table:table-cell office:value-type="float" office:value="0.0128162361760181" calcext:value-type="float">
            <text:p>0.0128162361760181</text:p>
          </table:table-cell>
          <table:table-cell office:value-type="float" office:value="0.010824916016234" calcext:value-type="float">
            <text:p>0.010824916016234</text:p>
          </table:table-cell>
        </table:table-row>
        <table:table-row table:style-name="ro1">
          <table:table-cell/>
          <table:table-cell office:value-type="float" office:value="0.853172307492077" calcext:value-type="float">
            <text:p>0.853172307492077</text:p>
          </table:table-cell>
          <table:table-cell office:value-type="float" office:value="1" calcext:value-type="float">
            <text:p>1</text:p>
          </table:table-cell>
          <table:table-cell table:formula="of:=[.D3]+61"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4]" office:value-type="float" office:value="0.853172307492077" calcext:value-type="float">
            <text:p>0.853172307492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2398414478656" calcext:value-type="float">
            <text:p>0.0272398414478656</text:p>
          </table:table-cell>
          <table:table-cell office:value-type="float" office:value="0.0300955577283812" calcext:value-type="float">
            <text:p>0.0300955577283812</text:p>
          </table:table-cell>
          <table:table-cell office:value-type="float" office:value="0.0504385209891844" calcext:value-type="float">
            <text:p>0.0504385209891844</text:p>
          </table:table-cell>
          <table:table-cell office:value-type="float" office:value="0.0223186773038475" calcext:value-type="float">
            <text:p>0.0223186773038475</text:p>
          </table:table-cell>
          <table:table-cell office:value-type="float" office:value="0.0139924952660421" calcext:value-type="float">
            <text:p>0.0139924952660421</text:p>
          </table:table-cell>
          <table:table-cell office:value-type="float" office:value="0.0118157523204919" calcext:value-type="float">
            <text:p>0.0118157523204919</text:p>
          </table:table-cell>
        </table:table-row>
        <table:table-row table:style-name="ro1">
          <table:table-cell/>
          <table:table-cell office:value-type="float" office:value="0.499188818958494" calcext:value-type="float">
            <text:p>0.499188818958494</text:p>
          </table:table-cell>
          <table:table-cell office:value-type="float" office:value="1" calcext:value-type="float">
            <text:p>1</text:p>
          </table:table-cell>
          <table:table-cell table:formula="of:=[.D4]+61" office:value-type="float" office:value="336" calcext:value-type="float">
            <text:p>3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$B5]" office:value-type="float" office:value="0.499188818958494" calcext:value-type="float">
            <text:p>0.499188818958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852362152275" calcext:value-type="float">
            <text:p>0.0197852362152275</text:p>
          </table:table-cell>
          <table:table-cell office:value-type="float" office:value="0.0189583385545442" calcext:value-type="float">
            <text:p>0.0189583385545442</text:p>
          </table:table-cell>
          <table:table-cell office:value-type="float" office:value="0.0223186773038475" calcext:value-type="float">
            <text:p>0.0223186773038475</text:p>
          </table:table-cell>
          <table:table-cell office:value-type="float" office:value="0.0714526684657655" calcext:value-type="float">
            <text:p>0.0714526684657655</text:p>
          </table:table-cell>
          <table:table-cell office:value-type="float" office:value="0.0212851647465214" calcext:value-type="float">
            <text:p>0.0212851647465214</text:p>
          </table:table-cell>
          <table:table-cell office:value-type="float" office:value="0.0163035503155745" calcext:value-type="float">
            <text:p>0.0163035503155745</text:p>
          </table:table-cell>
        </table:table-row>
        <table:table-row table:style-name="ro1">
          <table:table-cell/>
          <table:table-cell office:value-type="float" office:value="1.00930801382409" calcext:value-type="float">
            <text:p>1.00930801382409</text:p>
          </table:table-cell>
          <table:table-cell office:value-type="float" office:value="1" calcext:value-type="float">
            <text:p>1</text:p>
          </table:table-cell>
          <table:table-cell table:formula="of:=[.D5]+61" office:value-type="float" office:value="397" calcext:value-type="float">
            <text:p>39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B6]" office:value-type="float" office:value="1.00930801382409" calcext:value-type="float">
            <text:p>1.00930801382409</text:p>
          </table:table-cell>
          <table:table-cell office:value-type="float" office:value="0" calcext:value-type="float">
            <text:p>0</text:p>
          </table:table-cell>
          <table:table-cell office:value-type="float" office:value="0.0164676534502622" calcext:value-type="float">
            <text:p>0.0164676534502622</text:p>
          </table:table-cell>
          <table:table-cell office:value-type="float" office:value="0.0128162361760181" calcext:value-type="float">
            <text:p>0.0128162361760181</text:p>
          </table:table-cell>
          <table:table-cell office:value-type="float" office:value="0.0139924952660421" calcext:value-type="float">
            <text:p>0.0139924952660421</text:p>
          </table:table-cell>
          <table:table-cell office:value-type="float" office:value="0.0212851647465214" calcext:value-type="float">
            <text:p>0.0212851647465214</text:p>
          </table:table-cell>
          <table:table-cell office:value-type="float" office:value="0.0937503550976156" calcext:value-type="float">
            <text:p>0.0937503550976156</text:p>
          </table:table-cell>
          <table:table-cell office:value-type="float" office:value="0.041293914459235" calcext:value-type="float">
            <text:p>0.041293914459235</text:p>
          </table:table-cell>
        </table:table-row>
        <table:table-row table:style-name="ro1">
          <table:table-cell/>
          <table:table-cell office:value-type="float" office:value="1.18506982462086" calcext:value-type="float">
            <text:p>1.18506982462086</text:p>
          </table:table-cell>
          <table:table-cell office:value-type="float" office:value="1" calcext:value-type="float">
            <text:p>1</text:p>
          </table:table-cell>
          <table:table-cell table:formula="of:=[.D6]+61" office:value-type="float" office:value="458" calcext:value-type="float">
            <text:p>45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$B7]" office:value-type="float" office:value="1.18506982462086" calcext:value-type="float">
            <text:p>1.18506982462086</text:p>
          </table:table-cell>
          <table:table-cell office:value-type="float" office:value="0.015857124570847" calcext:value-type="float">
            <text:p>0.015857124570847</text:p>
          </table:table-cell>
          <table:table-cell office:value-type="float" office:value="0.010824916016234" calcext:value-type="float">
            <text:p>0.010824916016234</text:p>
          </table:table-cell>
          <table:table-cell office:value-type="float" office:value="0.0118157523204919" calcext:value-type="float">
            <text:p>0.0118157523204919</text:p>
          </table:table-cell>
          <table:table-cell office:value-type="float" office:value="0.0163035503155745" calcext:value-type="float">
            <text:p>0.0163035503155745</text:p>
          </table:table-cell>
          <table:table-cell office:value-type="float" office:value="0.041293914459235" calcext:value-type="float">
            <text:p>0.041293914459235</text:p>
          </table:table-cell>
          <table:table-cell office:value-type="float" office:value="0.263105346939402" calcext:value-type="float">
            <text:p>0.2631053469394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W-1</text:p>
          </table:table-cell>
          <table:table-cell table:number-columns-repeated="5"/>
        </table:table-row>
        <table:table-row table:style-name="ro1">
          <table:table-cell/>
          <table:table-cell table:number-matrix-columns-spanned="1" table:number-matrix-rows-spanned="6" table:formula="of:=MMULT([.C2:.D7];[.E25:.E26])" office:value-type="float" office:value="0.832289780269801" calcext:value-type="float">
            <text:p>0.832289780269801</text:p>
          </table:table-cell>
          <table:table-cell table:formula="of:=1-[.B9]" office:value-type="float" office:value="0.1677102197302" calcext:value-type="float">
            <text:p>0.1677102197302</text:p>
          </table:table-cell>
          <table:table-cell/>
          <table:table-cell table:number-matrix-columns-spanned="6" table:number-matrix-rows-spanned="6" table:formula="of:=MMULT(MMULT([.E2:.J7];[.K2:.P7]);[.E2:.J7])" office:value-type="float" office:value="2.11346102429587" calcext:value-type="float">
            <text:p>2.11346102429587</text:p>
          </table:table-cell>
          <table:table-cell office:value-type="float" office:value="0.0700373921900336" calcext:value-type="float">
            <text:p>0.0700373921900336</text:p>
          </table:table-cell>
          <table:table-cell office:value-type="float" office:value="0.0462348957184733" calcext:value-type="float">
            <text:p>0.0462348957184733</text:p>
          </table:table-cell>
          <table:table-cell office:value-type="float" office:value="0.0196487372620025" calcext:value-type="float">
            <text:p>0.0196487372620025</text:p>
          </table:table-cell>
          <table:table-cell office:value-type="float" office:value="0.0330661778275437" calcext:value-type="float">
            <text:p>0.0330661778275437</text:p>
          </table:table-cell>
          <table:table-cell office:value-type="float" office:value="0.0373849612017083" calcext:value-type="float">
            <text:p>0.0373849612017083</text:p>
          </table:table-cell>
          <table:table-cell table:number-matrix-columns-spanned="6" table:number-matrix-rows-spanned="6" table:formula="of:=MINVERSE([.E9:.J14])" office:value-type="float" office:value="0.491996192582475" calcext:value-type="float">
            <text:p>0.491996192582475</text:p>
          </table:table-cell>
          <table:table-cell office:value-type="float" office:value="-0.212999358578716" calcext:value-type="float">
            <text:p>-0.212999358578716</text:p>
          </table:table-cell>
          <table:table-cell office:value-type="float" office:value="-0.407116408101274" calcext:value-type="float">
            <text:p>-0.407116408101274</text:p>
          </table:table-cell>
          <table:table-cell office:value-type="float" office:value="-0.170231302477483" calcext:value-type="float">
            <text:p>-0.170231302477483</text:p>
          </table:table-cell>
          <table:table-cell office:value-type="float" office:value="-0.0637688390394925" calcext:value-type="float">
            <text:p>-0.0637688390394925</text:p>
          </table:table-cell>
          <table:table-cell office:value-type="float" office:value="-0.0165962705471078" calcext:value-type="float">
            <text:p>-0.0165962705471078</text:p>
          </table:table-cell>
        </table:table-row>
        <table:table-row table:style-name="ro1">
          <table:table-cell/>
          <table:table-cell office:value-type="float" office:value="0.752870785308501" calcext:value-type="float">
            <text:p>0.752870785308501</text:p>
          </table:table-cell>
          <table:table-cell table:formula="of:=1-[.B10]" office:value-type="float" office:value="0.247129214691499" calcext:value-type="float">
            <text:p>0.247129214691499</text:p>
          </table:table-cell>
          <table:table-cell/>
          <table:table-cell office:value-type="float" office:value="0.0700373921900336" calcext:value-type="float">
            <text:p>0.0700373921900336</text:p>
          </table:table-cell>
          <table:table-cell office:value-type="float" office:value="0.103113791304595" calcext:value-type="float">
            <text:p>0.103113791304595</text:p>
          </table:table-cell>
          <table:table-cell office:value-type="float" office:value="0.0244866281005695" calcext:value-type="float">
            <text:p>0.0244866281005695</text:p>
          </table:table-cell>
          <table:table-cell office:value-type="float" office:value="0.00902516109301297" calcext:value-type="float">
            <text:p>0.00902516109301297</text:p>
          </table:table-cell>
          <table:table-cell office:value-type="float" office:value="0.01233599151969" calcext:value-type="float">
            <text:p>0.01233599151969</text:p>
          </table:table-cell>
          <table:table-cell office:value-type="float" office:value="0.0122337137411487" calcext:value-type="float">
            <text:p>0.0122337137411487</text:p>
          </table:table-cell>
          <table:table-cell office:value-type="float" office:value="-0.212999358578716" calcext:value-type="float">
            <text:p>-0.212999358578716</text:p>
          </table:table-cell>
          <table:table-cell office:value-type="float" office:value="11.6926494848573" calcext:value-type="float">
            <text:p>11.6926494848573</text:p>
          </table:table-cell>
          <table:table-cell office:value-type="float" office:value="-6.94979136224632" calcext:value-type="float">
            <text:p>-6.94979136224632</text:p>
          </table:table-cell>
          <table:table-cell office:value-type="float" office:value="-1.75134815925319" calcext:value-type="float">
            <text:p>-1.75134815925319</text:p>
          </table:table-cell>
          <table:table-cell office:value-type="float" office:value="-0.337183755146835" calcext:value-type="float">
            <text:p>-0.337183755146835</text:p>
          </table:table-cell>
          <table:table-cell office:value-type="float" office:value="-0.0500949674120651" calcext:value-type="float">
            <text:p>-0.0500949674120651</text:p>
          </table:table-cell>
        </table:table-row>
        <table:table-row table:style-name="ro1">
          <table:table-cell/>
          <table:table-cell office:value-type="float" office:value="0.673451790347202" calcext:value-type="float">
            <text:p>0.673451790347202</text:p>
          </table:table-cell>
          <table:table-cell table:formula="of:=1-[.B11]" office:value-type="float" office:value="0.326548209652799" calcext:value-type="float">
            <text:p>0.326548209652799</text:p>
          </table:table-cell>
          <table:table-cell/>
          <table:table-cell office:value-type="float" office:value="0.0462348957184733" calcext:value-type="float">
            <text:p>0.0462348957184733</text:p>
          </table:table-cell>
          <table:table-cell office:value-type="float" office:value="0.0244866281005695" calcext:value-type="float">
            <text:p>0.0244866281005695</text:p>
          </table:table-cell>
          <table:table-cell office:value-type="float" office:value="0.0367143500511378" calcext:value-type="float">
            <text:p>0.0367143500511378</text:p>
          </table:table-cell>
          <table:table-cell office:value-type="float" office:value="0.00950539246002939" calcext:value-type="float">
            <text:p>0.00950539246002939</text:p>
          </table:table-cell>
          <table:table-cell office:value-type="float" office:value="0.0120491286309144" calcext:value-type="float">
            <text:p>0.0120491286309144</text:p>
          </table:table-cell>
          <table:table-cell office:value-type="float" office:value="0.0119465380094666" calcext:value-type="float">
            <text:p>0.0119465380094666</text:p>
          </table:table-cell>
          <table:table-cell office:value-type="float" office:value="-0.407116408101274" calcext:value-type="float">
            <text:p>-0.407116408101274</text:p>
          </table:table-cell>
          <table:table-cell office:value-type="float" office:value="-6.94979136224632" calcext:value-type="float">
            <text:p>-6.94979136224632</text:p>
          </table:table-cell>
          <table:table-cell office:value-type="float" office:value="36.8162864654854" calcext:value-type="float">
            <text:p>36.8162864654854</text:p>
          </table:table-cell>
          <table:table-cell office:value-type="float" office:value="-14.4169991153206" calcext:value-type="float">
            <text:p>-14.4169991153206</text:p>
          </table:table-cell>
          <table:table-cell office:value-type="float" office:value="-1.83340934972143" calcext:value-type="float">
            <text:p>-1.83340934972143</text:p>
          </table:table-cell>
          <table:table-cell office:value-type="float" office:value="-0.297648403355813" calcext:value-type="float">
            <text:p>-0.297648403355813</text:p>
          </table:table-cell>
        </table:table-row>
        <table:table-row table:style-name="ro1">
          <table:table-cell/>
          <table:table-cell office:value-type="float" office:value="0.594032795385902" calcext:value-type="float">
            <text:p>0.594032795385902</text:p>
          </table:table-cell>
          <table:table-cell table:formula="of:=1-[.B12]" office:value-type="float" office:value="0.405967204614098" calcext:value-type="float">
            <text:p>0.405967204614098</text:p>
          </table:table-cell>
          <table:table-cell/>
          <table:table-cell office:value-type="float" office:value="0.0196487372620025" calcext:value-type="float">
            <text:p>0.0196487372620025</text:p>
          </table:table-cell>
          <table:table-cell office:value-type="float" office:value="0.00902516109301297" calcext:value-type="float">
            <text:p>0.00902516109301297</text:p>
          </table:table-cell>
          <table:table-cell office:value-type="float" office:value="0.00950539246002939" calcext:value-type="float">
            <text:p>0.00950539246002939</text:p>
          </table:table-cell>
          <table:table-cell office:value-type="float" office:value="0.0178052530833219" calcext:value-type="float">
            <text:p>0.0178052530833219</text:p>
          </table:table-cell>
          <table:table-cell office:value-type="float" office:value="0.0107242168417041" calcext:value-type="float">
            <text:p>0.0107242168417041</text:p>
          </table:table-cell>
          <table:table-cell office:value-type="float" office:value="0.00964475005300147" calcext:value-type="float">
            <text:p>0.00964475005300147</text:p>
          </table:table-cell>
          <table:table-cell office:value-type="float" office:value="-0.170231302477483" calcext:value-type="float">
            <text:p>-0.170231302477483</text:p>
          </table:table-cell>
          <table:table-cell office:value-type="float" office:value="-1.75134815925319" calcext:value-type="float">
            <text:p>-1.75134815925319</text:p>
          </table:table-cell>
          <table:table-cell office:value-type="float" office:value="-14.4169991153206" calcext:value-type="float">
            <text:p>-14.4169991153206</text:p>
          </table:table-cell>
          <table:table-cell office:value-type="float" office:value="68.4188163513967" calcext:value-type="float">
            <text:p>68.4188163513967</text:p>
          </table:table-cell>
          <table:table-cell office:value-type="float" office:value="-5.301626979055" calcext:value-type="float">
            <text:p>-5.301626979055</text:p>
          </table:table-cell>
          <table:table-cell office:value-type="float" office:value="-0.535864521314025" calcext:value-type="float">
            <text:p>-0.535864521314025</text:p>
          </table:table-cell>
        </table:table-row>
        <table:table-row table:style-name="ro1">
          <table:table-cell/>
          <table:table-cell office:value-type="float" office:value="0.514613800424602" calcext:value-type="float">
            <text:p>0.514613800424602</text:p>
          </table:table-cell>
          <table:table-cell table:formula="of:=1-[.B13]" office:value-type="float" office:value="0.485386199575398" calcext:value-type="float">
            <text:p>0.485386199575398</text:p>
          </table:table-cell>
          <table:table-cell/>
          <table:table-cell office:value-type="float" office:value="0.0330661778275437" calcext:value-type="float">
            <text:p>0.0330661778275437</text:p>
          </table:table-cell>
          <table:table-cell office:value-type="float" office:value="0.01233599151969" calcext:value-type="float">
            <text:p>0.01233599151969</text:p>
          </table:table-cell>
          <table:table-cell office:value-type="float" office:value="0.0120491286309144" calcext:value-type="float">
            <text:p>0.0120491286309144</text:p>
          </table:table-cell>
          <table:table-cell office:value-type="float" office:value="0.010724216841704" calcext:value-type="float">
            <text:p>0.010724216841704</text:p>
          </table:table-cell>
          <table:table-cell office:value-type="float" office:value="0.0955037367485314" calcext:value-type="float">
            <text:p>0.0955037367485314</text:p>
          </table:table-cell>
          <table:table-cell office:value-type="float" office:value="0.0493916705312731" calcext:value-type="float">
            <text:p>0.0493916705312731</text:p>
          </table:table-cell>
          <table:table-cell office:value-type="float" office:value="-0.0637688390394926" calcext:value-type="float">
            <text:p>-0.0637688390394926</text:p>
          </table:table-cell>
          <table:table-cell office:value-type="float" office:value="-0.337183755146835" calcext:value-type="float">
            <text:p>-0.337183755146835</text:p>
          </table:table-cell>
          <table:table-cell office:value-type="float" office:value="-1.83340934972143" calcext:value-type="float">
            <text:p>-1.83340934972143</text:p>
          </table:table-cell>
          <table:table-cell office:value-type="float" office:value="-5.301626979055" calcext:value-type="float">
            <text:p>-5.301626979055</text:p>
          </table:table-cell>
          <table:table-cell office:value-type="float" office:value="12.0873308477371" calcext:value-type="float">
            <text:p>12.0873308477371</text:p>
          </table:table-cell>
          <table:table-cell office:value-type="float" office:value="-1.40044652043412" calcext:value-type="float">
            <text:p>-1.40044652043412</text:p>
          </table:table-cell>
        </table:table-row>
        <table:table-row table:style-name="ro1">
          <table:table-cell/>
          <table:table-cell office:value-type="float" office:value="0.435194805463303" calcext:value-type="float">
            <text:p>0.435194805463303</text:p>
          </table:table-cell>
          <table:table-cell table:formula="of:=1-[.B14]" office:value-type="float" office:value="0.564805194536697" calcext:value-type="float">
            <text:p>0.564805194536697</text:p>
          </table:table-cell>
          <table:table-cell/>
          <table:table-cell office:value-type="float" office:value="0.0373849612017083" calcext:value-type="float">
            <text:p>0.0373849612017083</text:p>
          </table:table-cell>
          <table:table-cell office:value-type="float" office:value="0.0122337137411487" calcext:value-type="float">
            <text:p>0.0122337137411487</text:p>
          </table:table-cell>
          <table:table-cell office:value-type="float" office:value="0.0119465380094666" calcext:value-type="float">
            <text:p>0.0119465380094666</text:p>
          </table:table-cell>
          <table:table-cell office:value-type="float" office:value="0.00964475005300147" calcext:value-type="float">
            <text:p>0.00964475005300147</text:p>
          </table:table-cell>
          <table:table-cell office:value-type="float" office:value="0.049391670531273" calcext:value-type="float">
            <text:p>0.049391670531273</text:p>
          </table:table-cell>
          <table:table-cell office:value-type="float" office:value="0.369502646906444" calcext:value-type="float">
            <text:p>0.369502646906444</text:p>
          </table:table-cell>
          <table:table-cell office:value-type="float" office:value="-0.0165962705471078" calcext:value-type="float">
            <text:p>-0.0165962705471078</text:p>
          </table:table-cell>
          <table:table-cell office:value-type="float" office:value="-0.0500949674120651" calcext:value-type="float">
            <text:p>-0.0500949674120651</text:p>
          </table:table-cell>
          <table:table-cell office:value-type="float" office:value="-0.297648403355814" calcext:value-type="float">
            <text:p>-0.297648403355814</text:p>
          </table:table-cell>
          <table:table-cell office:value-type="float" office:value="-0.535864521314025" calcext:value-type="float">
            <text:p>-0.535864521314025</text:p>
          </table:table-cell>
          <table:table-cell office:value-type="float" office:value="-1.40044652043412" calcext:value-type="float">
            <text:p>-1.40044652043412</text:p>
          </table:table-cell>
          <table:table-cell office:value-type="float" office:value="2.92048743879055" calcext:value-type="float">
            <text:p>2.9204874387905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X’W-1W</text:p>
          </table:table-cell>
          <table:table-cell/>
          <table:table-cell office:value-type="string" calcext:value-type="string">
            <text:p>Dtto -1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matrix-columns-spanned="2" table:number-matrix-rows-spanned="2" table:formula="of:=MMULT(MMULT(TRANSPOSE([.C2:.D7]);[.K9:.P14]);[.C2:.D7])" office:value-type="float" office:value="64.9373161568426" calcext:value-type="float">
            <text:p>64.9373161568426</text:p>
          </table:table-cell>
          <table:table-cell office:value-type="float" office:value="21076.7470369682" calcext:value-type="float">
            <text:p>21076.7470369682</text:p>
          </table:table-cell>
          <table:table-cell table:number-matrix-columns-spanned="2" table:number-matrix-rows-spanned="2" table:formula="of:=MINVERSE([.E17:.F18])" office:value-type="float" office:value="0.377003540261434" calcext:value-type="float">
            <text:p>0.377003540261434</text:p>
          </table:table-cell>
          <table:table-cell office:value-type="float" office:value="-0.00111409972539972" calcext:value-type="float">
            <text:p>-0.001114099725399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076.7470369682" calcext:value-type="float">
            <text:p>21076.7470369682</text:p>
          </table:table-cell>
          <table:table-cell office:value-type="float" office:value="7132223.50654541" calcext:value-type="float">
            <text:p>7132223.50654541</text:p>
          </table:table-cell>
          <table:table-cell office:value-type="float" office:value="-0.00111409972539972" calcext:value-type="float">
            <text:p>-0.00111409972539972</text:p>
          </table:table-cell>
          <table:table-cell office:value-type="float" office:value="0.00000343253377628145" calcext:value-type="float">
            <text:p>3.43253377628145E-06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X’W-1Y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matrix-columns-spanned="1" table:number-matrix-rows-spanned="2" table:formula="of:=MMULT(MMULT(TRANSPOSE([.C2:.D7]);[.K9:.P14]);[.B2:.B7])" office:value-type="float" office:value="39.5411918106287" calcext:value-type="float">
            <text:p>39.541191810628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2454.613118896" calcext:value-type="float">
            <text:p>12454.613118896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est</text:p>
          </table:table-cell>
          <table:table-cell table:number-columns-repeated="11"/>
        </table:table-row>
        <table:table-row table:style-name="ro1">
          <table:table-cell table:number-columns-repeated="4"/>
          <table:table-cell table:number-matrix-columns-spanned="1" table:number-matrix-rows-spanned="2" table:formula="of:=MMULT([.G17:.H18];[.E21:.E22])" office:value-type="float" office:value="1.03148824304158" calcext:value-type="float">
            <text:p>1.0314882430415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-0.00130195073707048" calcext:value-type="float">
            <text:p>-0.00130195073707048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Delta</text:p>
          </table:table-cell>
          <table:table-cell table:formula="of:=[.E26]*30.5" office:value-type="float" office:value="-0.0397094974806498" calcext:value-type="float">
            <text:p>-0.039709497480649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ar(Delta)</text:p>
          </table:table-cell>
          <table:table-cell table:formula="of:=[.H18]*30.5*30.5" office:value-type="float" office:value="0.00319311454538582" calcext:value-type="float">
            <text:p>0.003193114545385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d</text:p>
          </table:table-cell>
          <table:table-cell table:formula="of:=SQRT([.E29])" office:value-type="float" office:value="0.0565076503261799" calcext:value-type="float">
            <text:p>0.05650765032617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I</text:p>
          </table:table-cell>
          <table:table-cell table:formula="of:=[.E30]*1.96" office:value-type="float" office:value="0.110754994639313" calcext:value-type="float">
            <text:p>0.11075499463931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8:22:02.688987699</meta:creation-date>
    <dc:date>2023-04-15T18:36:58.683898175</dc:date>
    <meta:editing-duration>PT14M56S</meta:editing-duration>
    <meta:editing-cycles>2</meta:editing-cycles>
    <meta:generator>LibreOffice/7.3.7.2$Linux_X86_64 LibreOffice_project/30$Build-2</meta:generator>
    <meta:document-statistic meta:table-count="1" meta:cell-count="204" meta:object-count="0"/>
  </office:meta>
</office:document-meta>
</file>